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f51b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rsid="000f51bf" officeooo:paragraph-rsid="000f51bf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rial" fo:font-size="10pt" style:font-size-asian="10pt"/>
    </style:style>
    <style:style style:name="P5" style:family="paragraph" style:parent-style-name="Standard"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text-properties fo:color="#000000" style:font-name="arial" fo:font-size="12pt" officeooo:rsid="000f51bf" officeooo:paragraph-rsid="000f51b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bold" officeooo:paragraph-rsid="000f51bf" style:font-size-asian="10pt" style:font-weight-asian="bold" style:font-weight-complex="bold"/>
    </style:style>
    <style:style style:name="P8" style:family="paragraph" style:parent-style-name="Standard">
      <style:text-properties style:font-name="arial"/>
    </style:style>
    <style:style style:name="T1" style:family="text">
      <style:text-properties fo:color="#000000"/>
    </style:style>
    <style:style style:name="T2" style:family="text">
      <style:text-properties fo:color="#000000" officeooo:rsid="000f51bf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officeooo:rsid="001263ee"/>
    </style:style>
    <style:style style:name="T5" style:family="text">
      <style:text-properties fo:color="#a020f0"/>
    </style:style>
    <style:style style:name="T6" style:family="text">
      <style:text-properties fo:color="#0000ff"/>
    </style:style>
    <style:style style:name="T7" style:family="text">
      <style:text-properties fo:color="#0000ff" fo:font-size="12pt" style:font-size-asian="12pt" style:font-size-complex="12pt"/>
    </style:style>
    <style:style style:name="T8" style:family="text">
      <style:text-properties fo:color="#228b22"/>
    </style:style>
    <style:style style:name="T9" style:family="text">
      <style:text-properties fo:color="#228b22" fo:font-size="12pt" style:font-size-asian="12pt" style:font-size-complex="12pt"/>
    </style:style>
    <style:style style:name="T10" style:family="text">
      <style:text-properties fo:font-variant="normal" fo:text-transform="none" fo:color="#000000" fo:letter-spacing="normal" fo:font-style="normal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mework 2</text:p>
      <text:p text:style-name="P3"/>
      <text:p text:style-name="P3"/>
      <text:p text:style-name="P1"><text:span text:style-name="T2">Problem </text:span><text:span text:style-name="T4">2</text:span><text:span text:style-name="T2">: </text:span><text:span text:style-name="T10">Linear separability of 4-dimensional Boolean functions</text:span></text:p>
      <text:p text:style-name="P7"/>
      <text:p text:style-name="P4"/>
      <text:p text:style-name="P6">For the first problem I wrote the following programm in MATLAB:</text:p>
      <text:p text:style-name="P6"/>
      <text:p text:style-name="P2"><text:span text:style-name="T1">inputData = csvread(</text:span><text:span text:style-name="T5">'input_data_numeric.csv'</text:span><text:span text:style-name="T1">);</text:span></text:p>
      <text:p text:style-name="P5">inputData(:,1)=[];</text:p>
      <text:p text:style-name="P5">inputDataSize = size(inputData,1);</text:p>
      <text:p text:style-name="P5">updates = 10^5;</text:p>
      <text:p text:style-name="P5">targets = [[1, 1, 1, -1, 1, 1, 1, 1, -1, -1, -1, -1, 1, 1, -1, -1]</text:p>
      <text:p text:style-name="P5"><text:s text:c="17"/>[1, 1, -1, -1, -1, -1, -1, 1, -1, -1, 1, 1, 1, -1, -1, 1]</text:p>
      <text:p text:style-name="P5"><text:s text:c="17"/>[-1, -1, -1, 1, -1, 1, 1, 1, 1, 1, 1, -1, 1, -1, -1, -1]</text:p>
      <text:p text:style-name="P5"><text:s text:c="17"/>[1, 1, -1, 1, -1, -1, 1, -1, 1, -1, 1, 1, -1, 1, -1, 1]</text:p>
      <text:p text:style-name="P5"><text:s text:c="17"/>[1, -1, 1, 1, 1, 1, -1, -1, 1, -1, 1, 1, 1, 1, -1, 1]</text:p>
      <text:p text:style-name="P5"><text:s text:c="17"/>[-1, 1, -1, -1, -1, -1, -1, 1, -1, -1, -1, -1, -1, 1, -1, -1]</text:p>
      <text:p text:style-name="P5"><text:s text:c="16"/>];</text:p>
      <text:p text:style-name="P5">learningRate = 0.02;</text:p>
      <text:p text:style-name="P5">numOfWeights = size(inputData,2);</text:p>
      <text:p text:style-name="P5">O = zeros(inputDataSize,1);</text:p>
      <text:p text:style-name="P5"><text:s/></text:p>
      <text:p text:style-name="P2"><text:span text:style-name="T6">for</text:span><text:span text:style-name="T1"> numOfFunc = 1:size(targets,1)</text:span></text:p>
      <text:p text:style-name="P5"><text:s text:c="4"/></text:p>
      <text:p text:style-name="P2"><text:span text:style-name="T1"><text:s text:c="2"/>threshold = 2*rand-1; </text:span><text:span text:style-name="T8">% [-1,1]</text:span></text:p>
      <text:p text:style-name="P2"><text:span text:style-name="T1"><text:s text:c="2"/>w = 0.4*rand(numOfWeights, 1)-0.2; </text:span><text:span text:style-name="T8">% [-0.2, 0.2]</text:span></text:p>
      <text:p text:style-name="P5"><text:s text:c="2"/></text:p>
      <text:p text:style-name="P2"><text:span text:style-name="T1"><text:s text:c="2"/></text:span><text:span text:style-name="T6">for</text:span><text:span text:style-name="T1"> j=1:updates</text:span></text:p>
      <text:p text:style-name="P5"><text:s text:c="4"/>mu = randi(inputDataSize); </text:p>
      <text:p text:style-name="P5"><text:s text:c="4"/>wSum = 0;</text:p>
      <text:p text:style-name="P2"><text:span text:style-name="T1"><text:s text:c="4"/></text:span><text:span text:style-name="T6">for</text:span><text:span text:style-name="T1"> k = 1:size(inputData,2)</text:span></text:p>
      <text:p text:style-name="P5"><text:s text:c="6"/>wSum = wSum + w(k)*inputData(mu,k);</text:p>
      <text:p text:style-name="P2"><text:span text:style-name="T1"><text:s text:c="4"/></text:span><text:span text:style-name="T6">end</text:span></text:p>
      <text:p text:style-name="P5"><text:s text:c="5"/></text:p>
      <text:p text:style-name="P5"><text:s text:c="4"/>b = 1/2*(-threshold+wSum);</text:p>
      <text:p text:style-name="P5"><text:s text:c="4"/>O(mu) = tanh(b);</text:p>
      <text:p text:style-name="P2"><text:span text:style-name="T1"><text:s text:c="4"/></text:span><text:span text:style-name="T6">if</text:span><text:span text:style-name="T1"> isequal(transpose(sign(O)), targets(numOfFunc,:))</text:span></text:p>
      <text:p text:style-name="P2"><text:span text:style-name="T1"><text:s text:c="6"/>fprintf(</text:span><text:span text:style-name="T5">'Function %d is linear.\n'</text:span><text:span text:style-name="T1">, numOfFunc);</text:span></text:p>
      <text:p text:style-name="P2"><text:span text:style-name="T1"><text:s text:c="6"/></text:span><text:span text:style-name="T6">break</text:span></text:p>
      <text:p text:style-name="P2"><text:span text:style-name="T1"><text:s text:c="4"/></text:span><text:span text:style-name="T6">end</text:span></text:p>
      <text:p text:style-name="P5"><text:s text:c="4"/></text:p>
      <text:p text:style-name="P2"><text:span text:style-name="T1"><text:s text:c="4"/>wUpdate = learningRate*((targets(numOfFunc,mu)-O(mu))*(1-(tanh(b))^2)*</text:span><text:span text:style-name="T6">...</text:span></text:p>
      <text:p text:style-name="P5"><text:s text:c="6"/>transpose(inputData(mu,:)));</text:p>
      <text:p text:style-name="P2"><text:span text:style-name="T1"><text:s text:c="4"/>thresholdUpdate = -learningRate*((targets(numOfFunc, mu)-O(mu))*</text:span><text:span text:style-name="T6">...</text:span></text:p>
      <text:p text:style-name="P5"><text:s text:c="6"/>((1-tanh(b))^2));</text:p>
      <text:p text:style-name="P5"><text:s text:c="4"/>w = w + wUpdate;</text:p>
      <text:p text:style-name="P5"><text:s text:c="4"/>threshold = threshold + thresholdUpdate;</text:p>
      <text:p text:style-name="P5"><text:s/></text:p>
      <text:p text:style-name="P2"><text:span text:style-name="T1"><text:s text:c="2"/></text:span><text:span text:style-name="T6">end</text:span><text:span text:style-name="T1"> </text:span><text:span text:style-name="T8">% num of updates</text:span></text:p>
      <text:p text:style-name="P5"><text:s text:c="2"/></text:p>
      <text:p text:style-name="P8"><text:span text:style-name="T7">end</text:span><text:span text:style-name="T3"> </text:span><text:span text:style-name="T9">% num of func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5:33:12.105247128</meta:creation-date>
    <dc:date>2020-10-07T17:07:58.844462525</dc:date>
    <meta:editing-duration>PT4M52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47" meta:word-count="218" meta:character-count="1546" meta:non-whitespace-character-count="1161"/>
  </office:meta>
</office:document-meta>
</file>